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07:24:23.72234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21T07:27:02.001698012</dc:date>
    <meta:editing-duration>PT14H34M41S</meta:editing-duration>
    <meta:editing-cycles>264</meta:editing-cycles>
    <meta:generator>LibreOffice/5.1.6.2$Linux_X86_64 LibreOffice_project/10m0$Build-2</meta:generator>
    <meta:document-statistic meta:table-count="5" meta:cell-count="832" meta:object-count="0"/>
  </office:meta>
</office:document-meta>
</file>